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0.5327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0.6189in"/>
    </style:style>
    <style:style style:name="co5" style:family="table-column">
      <style:table-column-properties fo:break-before="auto" style:column-width="1.3047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-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Transfer Size (bytes)</text:p>
          </table:table-cell>
        </table:table-row>
        <table:table-row table:style-name="ro1">
          <table:table-cell office:value-type="string" calcext:value-type="string">
            <text:p>Tue Mar 28 12:17:41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3</text:p>
          </table:table-cell>
          <table:table-cell office:value-type="float" office:value="1369.59273576736" calcext:value-type="float">
            <text:p>1369.59273576736</text:p>
          </table:table-cell>
          <table:table-cell office:value-type="float" office:value="1.29113205430985" calcext:value-type="float">
            <text:p>1.29113205430985</text:p>
          </table:table-cell>
          <table:table-cell office:value-type="float" office:value="15326496000" calcext:value-type="float">
            <text:p>15326496000</text:p>
          </table:table-cell>
        </table:table-row>
        <table:table-row table:style-name="ro1">
          <table:table-cell office:value-type="string" calcext:value-type="string">
            <text:p>Tue Mar 28 12:20:44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zure</text:p>
          </table:table-cell>
          <table:table-cell office:value-type="float" office:value="393.46705198288" calcext:value-type="float">
            <text:p>393.46705198288</text:p>
          </table:table-cell>
          <table:table-cell office:value-type="float" office:value="0.575006468582153" calcext:value-type="float">
            <text:p>0.575006468582153</text:p>
          </table:table-cell>
          <table:table-cell office:value-type="float" office:value="7663248000" calcext:value-type="float">
            <text:p>7663248000</text:p>
          </table:table-cell>
        </table:table-row>
        <table:table-row table:style-name="ro1">
          <table:table-cell office:value-type="string" calcext:value-type="string">
            <text:p>Tue Mar 28 12:21:47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cs</text:p>
          </table:table-cell>
          <table:table-cell office:value-type="float" office:value="757.517096996307" calcext:value-type="float">
            <text:p>757.517096996307</text:p>
          </table:table-cell>
          <table:table-cell office:value-type="float" office:value="0.788305144300461" calcext:value-type="float">
            <text:p>0.788305144300461</text:p>
          </table:table-cell>
          <table:table-cell office:value-type="float" office:value="7663248000" calcext:value-type="float">
            <text:p>7663248000</text:p>
          </table:table-cell>
        </table:table-row>
        <table:table-row table:style-name="ro1">
          <table:table-cell office:value-type="string" calcext:value-type="string">
            <text:p>Tue Mar 28 12:22:50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zure</text:p>
          </table:table-cell>
          <table:table-cell office:value-type="float" office:value="1351.78109169006" calcext:value-type="float">
            <text:p>1351.78109169006</text:p>
          </table:table-cell>
          <table:table-cell office:value-type="float" office:value="1.15001293716431" calcext:value-type="float">
            <text:p>1.15001293716431</text:p>
          </table:table-cell>
          <table:table-cell office:value-type="float" office:value="15326496000" calcext:value-type="float">
            <text:p>15326496000</text:p>
          </table:table-cell>
        </table:table-row>
        <table:table-row table:style-name="ro1">
          <table:table-cell office:value-type="string" calcext:value-type="string">
            <text:p>Tue Mar 28 12:24:53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cs</text:p>
          </table:table-cell>
          <table:table-cell office:value-type="float" office:value="1298.23505878448" calcext:value-type="float">
            <text:p>1298.23505878448</text:p>
          </table:table-cell>
          <table:table-cell office:value-type="float" office:value="1.57661028860092" calcext:value-type="float">
            <text:p>1.57661028860092</text:p>
          </table:table-cell>
          <table:table-cell office:value-type="float" office:value="15326496000" calcext:value-type="float">
            <text:p>15326496000</text:p>
          </table:table-cell>
        </table:table-row>
        <table:table-row table:style-name="ro1">
          <table:table-cell office:value-type="string" calcext:value-type="string">
            <text:p>Tue Mar 28 12:26:56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3</text:p>
          </table:table-cell>
          <table:table-cell office:value-type="float" office:value="171.352229118347" calcext:value-type="float">
            <text:p>171.352229118347</text:p>
          </table:table-cell>
          <table:table-cell office:value-type="float" office:value="0.127519215240479" calcext:value-type="float">
            <text:p>0.127519215240479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office:value-type="string" calcext:value-type="string">
            <text:p>Tue Mar 28 12:28:00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zure</text:p>
          </table:table-cell>
          <table:table-cell office:value-type="float" office:value="774.081289768219" calcext:value-type="float">
            <text:p>774.081289768219</text:p>
          </table:table-cell>
          <table:table-cell office:value-type="float" office:value="0.575006468582153" calcext:value-type="float">
            <text:p>0.575006468582153</text:p>
          </table:table-cell>
          <table:table-cell office:value-type="float" office:value="7663248000" calcext:value-type="float">
            <text:p>7663248000</text:p>
          </table:table-cell>
        </table:table-row>
        <table:table-row table:style-name="ro1">
          <table:table-cell office:value-type="string" calcext:value-type="string">
            <text:p>Tue Mar 28 12:29:03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3</text:p>
          </table:table-cell>
          <table:table-cell office:value-type="float" office:value="1271.30379915237" calcext:value-type="float">
            <text:p>1271.30379915237</text:p>
          </table:table-cell>
          <table:table-cell office:value-type="float" office:value="1.29113205430985" calcext:value-type="float">
            <text:p>1.29113205430985</text:p>
          </table:table-cell>
          <table:table-cell office:value-type="float" office:value="15326496000" calcext:value-type="float">
            <text:p>15326496000</text:p>
          </table:table-cell>
        </table:table-row>
        <table:table-row table:style-name="ro1">
          <table:table-cell office:value-type="string" calcext:value-type="string">
            <text:p>Tue Mar 28 12:32:06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cs</text:p>
          </table:table-cell>
          <table:table-cell office:value-type="float" office:value="1407.1692442894" calcext:value-type="float">
            <text:p>1407.1692442894</text:p>
          </table:table-cell>
          <table:table-cell office:value-type="float" office:value="1.57661028860092" calcext:value-type="float">
            <text:p>1.57661028860092</text:p>
          </table:table-cell>
          <table:table-cell office:value-type="float" office:value="15326496000" calcext:value-type="float">
            <text:p>15326496000</text:p>
          </table:table-cell>
        </table:table-row>
        <table:table-row table:style-name="ro1">
          <table:table-cell office:value-type="string" calcext:value-type="string">
            <text:p>Tue Mar 28 12:33:09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cs</text:p>
          </table:table-cell>
          <table:table-cell office:value-type="float" office:value="178.069927692413" calcext:value-type="float">
            <text:p>178.069927692413</text:p>
          </table:table-cell>
          <table:table-cell office:value-type="float" office:value="0.155714596405029" calcext:value-type="float">
            <text:p>0.155714596405029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office:value-type="string" calcext:value-type="string">
            <text:p>Tue Mar 28 12:34:12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zure</text:p>
          </table:table-cell>
          <table:table-cell office:value-type="float" office:value="157.754192352295" calcext:value-type="float">
            <text:p>157.754192352295</text:p>
          </table:table-cell>
          <table:table-cell office:value-type="float" office:value="0.113581524658203" calcext:value-type="float">
            <text:p>0.113581524658203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office:value-type="string" calcext:value-type="string">
            <text:p>Tue Mar 28 12:35:15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cs</text:p>
          </table:table-cell>
          <table:table-cell office:value-type="float" office:value="162.609872817993" calcext:value-type="float">
            <text:p>162.609872817993</text:p>
          </table:table-cell>
          <table:table-cell office:value-type="float" office:value="0.155714596405029" calcext:value-type="float">
            <text:p>0.155714596405029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office:value-type="string" calcext:value-type="string">
            <text:p>Tue Mar 28 12:36:18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zure</text:p>
          </table:table-cell>
          <table:table-cell office:value-type="float" office:value="1279.80450630188" calcext:value-type="float">
            <text:p>1279.80450630188</text:p>
          </table:table-cell>
          <table:table-cell office:value-type="float" office:value="1.15001293716431" calcext:value-type="float">
            <text:p>1.15001293716431</text:p>
          </table:table-cell>
          <table:table-cell office:value-type="float" office:value="15326496000" calcext:value-type="float">
            <text:p>15326496000</text:p>
          </table:table-cell>
        </table:table-row>
        <table:table-row table:style-name="ro1">
          <table:table-cell office:value-type="string" calcext:value-type="string">
            <text:p>Tue Mar 28 12:38:22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cs</text:p>
          </table:table-cell>
          <table:table-cell office:value-type="float" office:value="651.509411334992" calcext:value-type="float">
            <text:p>651.509411334992</text:p>
          </table:table-cell>
          <table:table-cell office:value-type="float" office:value="0.788305144300461" calcext:value-type="float">
            <text:p>0.788305144300461</text:p>
          </table:table-cell>
          <table:table-cell office:value-type="float" office:value="7663248000" calcext:value-type="float">
            <text:p>7663248000</text:p>
          </table:table-cell>
        </table:table-row>
        <table:table-row table:style-name="ro1">
          <table:table-cell office:value-type="string" calcext:value-type="string">
            <text:p>Tue Mar 28 12:39:25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zure</text:p>
          </table:table-cell>
          <table:table-cell office:value-type="float" office:value="187.751603126526" calcext:value-type="float">
            <text:p>187.751603126526</text:p>
          </table:table-cell>
          <table:table-cell office:value-type="float" office:value="0.113581524658203" calcext:value-type="float">
            <text:p>0.113581524658203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office:value-type="string" calcext:value-type="string">
            <text:p>Tue Mar 28 12:40:28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3</text:p>
          </table:table-cell>
          <table:table-cell office:value-type="float" office:value="699.086465835571" calcext:value-type="float">
            <text:p>699.086465835571</text:p>
          </table:table-cell>
          <table:table-cell office:value-type="float" office:value="0.645566027154923" calcext:value-type="float">
            <text:p>0.645566027154923</text:p>
          </table:table-cell>
          <table:table-cell office:value-type="float" office:value="7663248000" calcext:value-type="float">
            <text:p>7663248000</text:p>
          </table:table-cell>
        </table:table-row>
        <table:table-row table:style-name="ro1">
          <table:table-cell office:value-type="string" calcext:value-type="string">
            <text:p>Tue Mar 28 12:42:31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3</text:p>
          </table:table-cell>
          <table:table-cell office:value-type="float" office:value="192.595312595367" calcext:value-type="float">
            <text:p>192.595312595367</text:p>
          </table:table-cell>
          <table:table-cell office:value-type="float" office:value="0.127519215240479" calcext:value-type="float">
            <text:p>0.127519215240479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office:value-type="string" calcext:value-type="string">
            <text:p>Tue Mar 28 12:43:34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3</text:p>
          </table:table-cell>
          <table:table-cell office:value-type="float" office:value="689.304084777832" calcext:value-type="float">
            <text:p>689.304084777832</text:p>
          </table:table-cell>
          <table:table-cell office:value-type="float" office:value="0.645566027154923" calcext:value-type="float">
            <text:p>0.645566027154923</text:p>
          </table:table-cell>
          <table:table-cell office:value-type="float" office:value="7663248000" calcext:value-type="float">
            <text:p>7663248000</text:p>
          </table:table-cell>
        </table:table-row>
      </table:table>
      <table:table table:name="Pivot Table_out-frame_1" table:style-name="ta1">
        <table:table-column table:style-name="co8" table:default-cell-style-name="ce3"/>
        <table:table-column table:style-name="co8" table:number-columns-repeated="2" table:default-cell-style-name="ce9"/>
        <table:table-column table:style-name="co8" table:default-cell-style-name="ce14"/>
        <table:table-column table:style-name="co8" table:default-cell-style-name="ce18"/>
        <table:table-column table:style-name="co8" table:default-cell-style-name="ce22"/>
        <table:table-row table:style-name="ro1">
          <table:table-cell table:style-name="ce1"/>
          <table:table-cell table:style-name="ce7"/>
          <table:table-cell table:style-name="ce11"/>
          <table:table-cell table:style-name="ce12" office:value-type="string" calcext:value-type="string">
            <text:p>Data</text:p>
          </table:table-cell>
          <table:table-cell table:style-name="ce16"/>
          <table:table-cell table:style-name="ce20"/>
        </table:table-row>
        <table:table-row table:style-name="ro1">
          <table:table-cell table:style-name="ce2" office:value-type="string" calcext:value-type="string">
            <text:p>Selectivity</text:p>
          </table:table-cell>
          <table:table-cell table:style-name="ce8" office:value-type="string" calcext:value-type="string">
            <text:p>Platform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  <table:table-cell table:style-name="ce21" office:value-type="string" calcext:value-type="string">
            <text:p>Median - Transfer Size (byte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TileDB</text:p>
          </table:table-cell>
          <table:table-cell office:value-type="float" office:value="172.75289773941" calcext:value-type="float">
            <text:p>172.75289773941</text:p>
          </table:table-cell>
          <table:table-cell office:value-type="float" office:value="0.113581524658203" calcext:value-type="float">
            <text:p>0.113581524658203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table:style-name="ce4"/>
          <table:table-cell office:value-type="string" calcext:value-type="string">
            <text:p>gcs</text:p>
          </table:table-cell>
          <table:table-cell office:value-type="string" calcext:value-type="string">
            <text:p>TileDB</text:p>
          </table:table-cell>
          <table:table-cell office:value-type="float" office:value="170.339900255203" calcext:value-type="float">
            <text:p>170.339900255203</text:p>
          </table:table-cell>
          <table:table-cell office:value-type="float" office:value="0.155714596405029" calcext:value-type="float">
            <text:p>0.155714596405029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table:style-name="ce5"/>
          <table:table-cell office:value-type="string" calcext:value-type="string">
            <text:p>s3</text:p>
          </table:table-cell>
          <table:table-cell office:value-type="string" calcext:value-type="string">
            <text:p>TileDB</text:p>
          </table:table-cell>
          <table:table-cell office:value-type="float" office:value="181.973770856857" calcext:value-type="float">
            <text:p>181.973770856857</text:p>
          </table:table-cell>
          <table:table-cell office:value-type="float" office:value="0.127519215240479" calcext:value-type="float">
            <text:p>0.127519215240479</text:p>
          </table:table-cell>
          <table:table-cell office:value-type="float" office:value="1513728000" calcext:value-type="float">
            <text:p>151372800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TileDB</text:p>
          </table:table-cell>
          <table:table-cell office:value-type="float" office:value="583.774170875549" calcext:value-type="float">
            <text:p>583.774170875549</text:p>
          </table:table-cell>
          <table:table-cell office:value-type="float" office:value="0.575006468582153" calcext:value-type="float">
            <text:p>0.575006468582153</text:p>
          </table:table-cell>
          <table:table-cell office:value-type="float" office:value="7663248000" calcext:value-type="float">
            <text:p>7663248000</text:p>
          </table:table-cell>
        </table:table-row>
        <table:table-row table:style-name="ro1">
          <table:table-cell table:style-name="ce4"/>
          <table:table-cell office:value-type="string" calcext:value-type="string">
            <text:p>gcs</text:p>
          </table:table-cell>
          <table:table-cell office:value-type="string" calcext:value-type="string">
            <text:p>TileDB</text:p>
          </table:table-cell>
          <table:table-cell office:value-type="float" office:value="704.513254165649" calcext:value-type="float">
            <text:p>704.513254165649</text:p>
          </table:table-cell>
          <table:table-cell office:value-type="float" office:value="0.788305144300461" calcext:value-type="float">
            <text:p>0.788305144300461</text:p>
          </table:table-cell>
          <table:table-cell office:value-type="float" office:value="7663248000" calcext:value-type="float">
            <text:p>7663248000</text:p>
          </table:table-cell>
        </table:table-row>
        <table:table-row table:style-name="ro1">
          <table:table-cell table:style-name="ce5"/>
          <table:table-cell office:value-type="string" calcext:value-type="string">
            <text:p>s3</text:p>
          </table:table-cell>
          <table:table-cell office:value-type="string" calcext:value-type="string">
            <text:p>TileDB</text:p>
          </table:table-cell>
          <table:table-cell office:value-type="float" office:value="694.195275306702" calcext:value-type="float">
            <text:p>694.195275306702</text:p>
          </table:table-cell>
          <table:table-cell office:value-type="float" office:value="0.645566027154923" calcext:value-type="float">
            <text:p>0.645566027154923</text:p>
          </table:table-cell>
          <table:table-cell office:value-type="float" office:value="7663248000" calcext:value-type="float">
            <text:p>7663248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TileDB</text:p>
          </table:table-cell>
          <table:table-cell office:value-type="float" office:value="1315.79279899597" calcext:value-type="float">
            <text:p>1315.79279899597</text:p>
          </table:table-cell>
          <table:table-cell office:value-type="float" office:value="1.15001293716431" calcext:value-type="float">
            <text:p>1.15001293716431</text:p>
          </table:table-cell>
          <table:table-cell office:value-type="float" office:value="15326496000" calcext:value-type="float">
            <text:p>15326496000</text:p>
          </table:table-cell>
        </table:table-row>
        <table:table-row table:style-name="ro1">
          <table:table-cell table:style-name="ce4"/>
          <table:table-cell office:value-type="string" calcext:value-type="string">
            <text:p>gcs</text:p>
          </table:table-cell>
          <table:table-cell office:value-type="string" calcext:value-type="string">
            <text:p>TileDB</text:p>
          </table:table-cell>
          <table:table-cell office:value-type="float" office:value="1352.70215153694" calcext:value-type="float">
            <text:p>1352.70215153694</text:p>
          </table:table-cell>
          <table:table-cell office:value-type="float" office:value="1.57661028860092" calcext:value-type="float">
            <text:p>1.57661028860092</text:p>
          </table:table-cell>
          <table:table-cell office:value-type="float" office:value="15326496000" calcext:value-type="float">
            <text:p>15326496000</text:p>
          </table:table-cell>
        </table:table-row>
        <table:table-row table:style-name="ro1">
          <table:table-cell table:style-name="ce6"/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TileDB</text:p>
          </table:table-cell>
          <table:table-cell table:style-name="ce15" office:value-type="float" office:value="1320.44826745987" calcext:value-type="float">
            <text:p>1320.44826745987</text:p>
          </table:table-cell>
          <table:table-cell table:style-name="ce19" office:value-type="float" office:value="1.29113205430985" calcext:value-type="float">
            <text:p>1.29113205430985</text:p>
          </table:table-cell>
          <table:table-cell table:style-name="ce23" office:value-type="float" office:value="15326496000" calcext:value-type="float">
            <text:p>15326496000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frame_1'.A1:'Pivot Table_out-frame_1'.F11" table:buttons="'Pivot Table_out-frame_1'.A2 'Pivot Table_out-frame_1'.B2 'Pivot Table_out-frame_1'.C2 'Pivot Table_out-frame_1'.D1" table:grand-total="none" table:show-filter-button="false">
          <table:source-cell-range table:cell-range-address="'out-frame'.A1:'out-frame'.G19"/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cs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TileD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157.754192352295" table:display="true" table:show-details="true"/>
                <table:data-pilot-member table:name="162.609872817993" table:display="true" table:show-details="true"/>
                <table:data-pilot-member table:name="171.352229118347" table:display="true" table:show-details="true"/>
                <table:data-pilot-member table:name="178.069927692413" table:display="true" table:show-details="true"/>
                <table:data-pilot-member table:name="187.751603126526" table:display="true" table:show-details="true"/>
                <table:data-pilot-member table:name="192.595312595367" table:display="true" table:show-details="true"/>
                <table:data-pilot-member table:name="393.46705198288" table:display="true" table:show-details="true"/>
                <table:data-pilot-member table:name="651.509411334992" table:display="true" table:show-details="true"/>
                <table:data-pilot-member table:name="689.304084777832" table:display="true" table:show-details="true"/>
                <table:data-pilot-member table:name="699.086465835571" table:display="true" table:show-details="true"/>
                <table:data-pilot-member table:name="757.517096996307" table:display="true" table:show-details="true"/>
                <table:data-pilot-member table:name="774.081289768219" table:display="true" table:show-details="true"/>
                <table:data-pilot-member table:name="1271.30379915237" table:display="true" table:show-details="true"/>
                <table:data-pilot-member table:name="1279.80450630188" table:display="true" table:show-details="true"/>
                <table:data-pilot-member table:name="1298.23505878448" table:display="true" table:show-details="true"/>
                <table:data-pilot-member table:name="1351.78109169006" table:display="true" table:show-details="true"/>
                <table:data-pilot-member table:name="1369.59273576736" table:display="true" table:show-details="true"/>
                <table:data-pilot-member table:name="1407.16924428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113581524658203" table:display="true" table:show-details="true"/>
                <table:data-pilot-member table:name="0.127519215240479" table:display="true" table:show-details="true"/>
                <table:data-pilot-member table:name="0.155714596405029" table:display="true" table:show-details="true"/>
                <table:data-pilot-member table:name="0.575006468582153" table:display="true" table:show-details="true"/>
                <table:data-pilot-member table:name="0.645566027154923" table:display="true" table:show-details="true"/>
                <table:data-pilot-member table:name="0.788305144300461" table:display="true" table:show-details="true"/>
                <table:data-pilot-member table:name="1.15001293716431" table:display="true" table:show-details="true"/>
                <table:data-pilot-member table:name="1.29113205430985" table:display="true" table:show-details="true"/>
                <table:data-pilot-member table:name="1.576610288600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bytes)" table:orientation="data" table:used-hierarchy="0" table:function="median">
            <table:data-pilot-level table:show-empty="false" calcext:repeat-item-labels="false">
              <table:data-pilot-members>
                <table:data-pilot-member table:name="1513728000" table:display="true" table:show-details="true"/>
                <table:data-pilot-member table:name="7663248000" table:display="true" table:show-details="true"/>
                <table:data-pilot-member table:name="15326496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8T13:02:15.298277306</dc:date>
    <meta:editing-duration>PT1M59S</meta:editing-duration>
    <meta:editing-cycles>1</meta:editing-cycles>
    <meta:document-statistic meta:table-count="2" meta:cell-count="188" meta:object-count="0"/>
    <meta:generator>LibreOffice/7.2.4.1$MacOSX_X86_64 LibreOffice_project/27d75539669ac387bb498e35313b970b7fe9c4f9</meta:generator>
  </office:meta>
</office:document-meta>
</file>